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.2" style:family="table-row">
      <style:table-row-properties style:min-row-height="0.1778in" style:keep-together="true" fo:keep-together="auto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18.5.14</text:span></text:p>
      <text:p text:style-name="P4"/>
      <text:p text:style-name="P4"/>
      <text:p text:style-name="P6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800508</text:span></text:p>
      <text:p text:style-name="P8"/>
      <text:p text:style-name="Standard"><text:span text:style-name="T4">שם העסק/מבנה</text:span><text:span text:style-name="T3"> <text:s text:c="2"/></text:span><text:span text:style-name="T1">מיבנה <text:s/>מגורים רב קומות <text:s/>"שער הים מגדל 7"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רחבעם זהבי 38 ראשון לציון</text:span></text:p>
      <text:p text:style-name="P9"/>
      <text:p text:style-name="Standard"><text:span text:style-name="T4">טלפון</text:span><text:span text:style-name="T1"> <text:s text:c="14"/>חב' ניהול "צוקים" טל: אלי <text:s/>052-8503926 <text:s text:c="126"/></text:span></text:p>
      <text:p text:style-name="P9"/>
      <text:p text:style-name="Standard"><text:span text:style-name="T4">המפתחות נמצאים</text:span><text:span text:style-name="T1"> <text:s text:c="3"/>ועד בית</text:span></text:p>
      <text:p text:style-name="P4"/>
      <text:p text:style-name="Standard"><text:span text:style-name="T4">מיקום מפסק זרם ראשי</text:span><text:span text:style-name="T1"> <text:s text:c="2"/>פאנל כבאים כניסה ראשית</text:span></text:p>
      <text:p text:style-name="Standard"><text:span text:style-name="T1"><text:s text:c="96"/></text:span></text:p>
      <text:p text:style-name="P4"/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רחבת היערכות מזרחית <text:s text:c="5"/>רחבת היערכות מערבית</text:span></text:p>
      <text:p text:style-name="Standard"><text:span text:style-name="T1"><text:s text:c="51"/>גמל מים ראשי נמצא חזית דרומית של המתחם.</text:span></text:p>
      <text:p text:style-name="Standard"><text:span text:style-name="T1"><text:s text:c="51"/>הידרנט עירוני צד מערב רח' השייטת.- וחניה צד צפון.</text:span></text:p>
      <text:p text:style-name="Standard"><text:span text:style-name="T1"><text:s text:c="114"/>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 – ברז גז ראשי קומת כניסה חצר דרומית.</text:span></text:p>
          </table:table-cell>
        </table:table-row>
        <table:table-row table:style-name="Table3.2">
          <table:table-cell table:style-name="Table3.A1" office:value-type="string">
            <text:p text:style-name="P1"><text:span text:style-name="T4">קיים פתח ניקוז גז קומתי בארון גז ובקומת כניסה ראשית חצר מזרחית.</text:span></text:p>
          </table:table-cell>
        </table:table-row>
        <table:table-row table:style-name="Table3.2">
          <table:table-cell table:style-name="Table3.A1" office:value-type="string">
            <text:p text:style-name="P1"><text:span text:style-name="T4">חניון תת קרקעי <text:s text:c="7"/>מחסנים בקומת מרתף <text:s/>1- ובקומת כניסה גלריה</text:span></text:p>
          </table:table-cell>
        </table:table-row>
      </table:table>
      <text:p text:style-name="Standard"><text:span text:style-name="T1"><text:s text:c="506"/></text:span><text:bookmark text:name="_GoBack"/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מערבית של מגדל 8 משרת שני מגדלים <text:s text:c="2"/>7-8</text:span></text:p>
            <text:p text:style-name="P1"><text:span text:style-name="T1">1000 גלון. <text:s/>(אמישרגז)</text:span></text:p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מגוף שליטה מע' ספרינקלרים נמצא בחדר משאבות קומת מרתף מפלס 1- 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קיים מגוף שליטה קומתי ספרינקלרים <text:s/>משאבה להידרטיים נמצאת בקומת הגג 23.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קיים שוט אשפה לאורך הקומות עש לדחסן אשפה קומת קרקע. <text:s/>(צפון מזרח)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קיים גנרטור חירום בקומת מרתף 1- אגף מזרחי משרת שני מגדלים <text:s text:c="2"/>7-8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5-18T06:05:00</meta:print-date>
    <meta:creation-date>2014-05-18T07:35:00</meta:creation-date>
    <dc:date>2014-05-18T07:35:00</dc:date>
    <meta:editing-duration>P0D</meta:editing-duration>
    <meta:generator>OpenOffice/4.0.1$Win32 OpenOffice.org_project/401m5$Build-9714</meta:generator>
    <meta:document-statistic meta:table-count="6" meta:image-count="0" meta:object-count="0" meta:page-count="2" meta:paragraph-count="56" meta:word-count="262" meta:character-count="22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